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4f81bd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4" style:family="presentation" style:parent-style-name="Titular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171cm" fo:margin-bottom="0cm" fo:line-height="100%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P10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fdfd3d" style:text-position="0% 100%" style:font-name="Century Schoolbook" fo:font-size="60pt" fo:language="es" fo:country="ES" fo:font-style="italic" style:text-underline-style="solid" style:text-underline-width="auto" style:text-underline-color="font-color" fo:font-weight="bold" style:font-size-asian="60pt" style:language-asian="es" style:country-asian="ES" style:font-style-asian="italic" style:font-weight-asian="bold" style:font-size-complex="60pt" style:language-complex="es" style:country-complex="ES" style:font-style-complex="italic" style:font-weight-complex="bold"/>
    </style:style>
    <style:style style:name="T3" style:family="text">
      <style:text-properties fo:color="#cc3300" style:text-position="0% 100%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4" style:family="text">
      <style:text-properties fo:color="#ffff00" style:text-position="0% 100%" style:font-name="Arial" fo:font-size="54pt" fo:language="es" fo:country="ES" fo:font-weight="bold" style:font-size-asian="54pt" style:language-asian="es" style:country-asian="ES" style:font-weight-asian="bold" style:font-size-complex="54pt" style:language-complex="es" style:country-complex="ES" style:font-weight-complex="bold"/>
    </style:style>
    <style:style style:name="T5" style:family="text">
      <style:text-properties fo:color="#000000" style:text-position="0% 100%" style:font-name="Arial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color="#ffff00" style:text-position="0% 100%" style:font-name="Arial" fo:font-size="60pt" fo:language="es" fo:country="ES" fo:font-weight="bold" style:font-size-asian="60pt" style:language-asian="es" style:country-asian="ES" style:font-weight-asian="bold" style:font-size-complex="60pt" style:language-complex="es" style:country-complex="ES" style:font-weight-complex="bold"/>
    </style:style>
    <style:style style:name="T7" style:family="text">
      <style:text-properties fo:color="#ffff00" style:text-position="0% 100%" style:font-name="Arial" fo:font-size="66pt" fo:language="es" fo:country="ES" fo:font-weight="bold" style:font-size-asian="66pt" style:language-asian="es" style:country-asian="ES" style:font-weight-asian="bold" style:font-size-complex="66pt" style:language-complex="es" style:country-complex="ES" style:font-weight-complex="bold"/>
    </style:style>
    <style:style style:name="T8" style:family="text">
      <style:text-properties fo:color="#ffff00" style:text-position="0% 100%" style:font-name="Arial" fo:font-size="60pt" fo:language="es" fo:country="ES" style:font-size-asian="60pt" style:language-asian="es" style:country-asian="ES" style:font-size-complex="60pt" style:language-complex="es" style:country-complex="ES"/>
    </style:style>
    <style:style style:name="T9" style:family="text">
      <style:text-properties fo:color="#ffff00" style:text-position="0% 100%" style:font-name="Arial" fo:font-size="44pt" fo:language="es" fo:country="ES" fo:font-weight="bold" style:font-size-asian="44pt" style:language-asian="es" style:country-asian="ES" style:font-weight-asian="bold" style:font-size-complex="44pt" style:language-complex="es" style:country-complex="ES" style:font-weight-complex="bold"/>
    </style:style>
    <style:style style:name="T10" style:family="text">
      <style:text-properties fo:color="#ffff00" style:text-position="0% 100%" style:font-name="Arial" fo:font-size="44pt" fo:language="es" fo:country="ES" style:font-size-asian="44pt" style:language-asian="es" style:country-asian="ES" style:font-size-complex="44pt" style:language-complex="es" style:country-complex="ES"/>
    </style:style>
    <style:style style:name="T11" style:family="text">
      <style:text-properties fo:color="#ffff00" style:text-position="0% 100%" style:font-name="Arial" fo:font-size="48pt" fo:language="es" fo:country="ES" fo:font-weight="bold" style:font-size-asian="48pt" style:language-asian="es" style:country-asian="ES" style:font-weight-asian="bold" style:font-size-complex="48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4" draw:text-style-name="P4" draw:layer="layout" svg:width="22.86cm" svg:height="4.586cm" svg:x="1.27cm" svg:y="7.232cm">
          <text:list text:style-name="L1">
            <text:list-header>
              <text:p text:style-name="P3"><text:span text:style-name="T2">CANTA AL SEÑ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2.061cm" svg:height="1.402cm" svg:x="10.442cm" svg:y="15.725cm">
          <text:list text:style-name="L2">
            <text:list-item>
              <text:p text:style-name="P5"><text:span text:style-name="T3">Canta <text:s/>al Señor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8" draw:text-style-name="P9" draw:layer="layout" svg:width="22.86cm" svg:height="3.175cm" svg:x="1.27cm" svg:y="7.351cm">
          <text:list text:style-name="L1">
            <text:list-header>
              <text:p text:style-name="P8"><text:span text:style-name="T4">CANTA <text:s/>AL SEÑOR</text:span><text:span text:style-name="T4"><text:line-break/></text:span><text:span text:style-name="T4">TODA LA CREACIÓN</text:span><text:span text:style-name="T4"><text:line-break/></text:span><text:span text:style-name="T4"><text:line-break/></text:span><text:span text:style-name="T4">HONRA Y PODER,</text:span><text:span text:style-name="T4"><text:line-break/></text:span><text:span text:style-name="T4">MAJESTAD SEAN AL R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10" draw:text-style-name="P11" draw:layer="layout" svg:width="13.604cm" svg:height="1.203cm" svg:x="8.899cm" svg:y="15.924cm">
          <text:list text:style-name="L3">
            <text:list-item>
              <text:p text:style-name="P10"><text:span text:style-name="T5">Montes caerán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frame presentation:style-name="pr2" draw:text-style-name="P1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8"><text:span text:style-name="T6">MONTES CAERÁN</text:span><text:span text:style-name="T6"><text:line-break/></text:span><text:span text:style-name="T6">Y EL MAR RUGIRÁ</text:span><text:span text:style-name="T6"><text:line-break/></text:span><text:span text:style-name="T6">AL SONAR DE TU NOMB</text:span><text:span text:style-name="T7">RE</text:span><text:span text:style-name="T8">.</text:span></text:p>
              </text:list-header>
            </text:list>
          </draw:text-box>
        </draw:frame>
        <draw:custom-shape draw:style-name="gr11" draw:text-style-name="P11" draw:layer="layout" svg:width="12.061cm" svg:height="1.402cm" svg:x="10.442cm" svg:y="15.725cm">
          <text:list text:style-name="L3">
            <text:list-item>
              <text:p text:style-name="P10"><text:span text:style-name="T5">Canto con gozo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8.622cm" svg:height="10.478cm" svg:x="1.482cm" svg:y="2.121cm" draw:page-number="3" presentation:class="page"/>
          <draw:frame presentation:style-name="pr3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2" draw:text-style-name="P12" draw:layer="layout" svg:width="22.86cm" svg:height="3.175cm" svg:x="1.27cm" svg:y="6.75cm" presentation:class="title" presentation:user-transformed="true">
          <draw:text-box>
            <text:list text:style-name="L1">
              <text:list-header>
                <text:p text:style-name="P8"><text:span text:style-name="T9">CANTO CON GOZO</text:span><text:span text:style-name="T9"><text:line-break/></text:span><text:span text:style-name="T9">AL MIRAR SU PODER</text:span><text:span text:style-name="T9"><text:line-break/></text:span><text:span text:style-name="T9">POR SIEMPRE YO TE AMARÉ</text:span><text:span text:style-name="T9"><text:line-break/></text:span><text:span text:style-name="T9">Y DIRÉ</text:span><text:span text:style-name="T9"><text:line-break/></text:span><text:span text:style-name="T9"><text:line-break/></text:span><text:span text:style-name="T9">INCOMPARABLES PROMESAS</text:span><text:span text:style-name="T9"><text:line-break/></text:span><text:span text:style-name="T9">ME DAS SEÑOR</text:span></text:p>
              </text:list-header>
            </text:list>
          </draw:text-box>
        </draw:frame>
        <draw:custom-shape draw:style-name="gr13" draw:text-style-name="P11" draw:layer="layout" svg:width="12.061cm" svg:height="1.402cm" svg:x="11.042cm" svg:y="16.726cm">
          <text:list text:style-name="L3">
            <text:list-item>
              <text:p text:style-name="P10"><text:span text:style-name="T5">Mi Cristo, mi Rey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4" presentation:class="page"/>
          <draw:frame presentation:style-name="pr4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11">
        <draw:frame presentation:style-name="pr2" draw:text-style-name="P12" draw:layer="layout" svg:width="22.86cm" svg:height="3.175cm" svg:x="1.27cm" svg:y="7.147cm" presentation:class="title" presentation:user-transformed="true">
          <draw:text-box>
            <text:list text:style-name="L1">
              <text:list-header>
                <text:p text:style-name="P8"><text:span text:style-name="T9">MI CRISTO, MI REY</text:span><text:span text:style-name="T9"><text:line-break/></text:span><text:span text:style-name="T9">NADIE ES COMO</text:span><text:span text:style-name="T9"><text:line-break/></text:span><text:span text:style-name="T9"><text:line-break/></text:span><text:span text:style-name="T9">TODA MI VIDA,</text:span><text:span text:style-name="T9"><text:line-break/></text:span><text:span text:style-name="T9">QUIERO EXALTAR</text:span><text:span text:style-name="T9"><text:line-break/></text:span><text:span text:style-name="T9"><text:line-break/></text:span><text:span text:style-name="T9">LAS MARAVILLAS DE TU AMOR</text:span><text:span text:style-name="T10">..</text:span></text:p>
              </text:list-header>
            </text:list>
          </draw:text-box>
        </draw:frame>
        <draw:custom-shape draw:style-name="gr15" draw:text-style-name="P11" draw:layer="layout" svg:width="12.061cm" svg:height="1.402cm" svg:x="11.042cm" svg:y="16.925cm">
          <text:list text:style-name="L3">
            <text:list-item>
              <text:p text:style-name="P10"><text:span text:style-name="T5">Consuelo , refugio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5" presentation:class="page"/>
          <draw:frame presentation:style-name="pr4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1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19" draw:text-style-name="P9" draw:layer="layout" svg:width="22.86cm" svg:height="3.175cm" svg:x="1.27cm" svg:y="6.35cm">
          <text:list text:style-name="L1">
            <text:list-header>
              <text:p text:style-name="P8"><text:span text:style-name="T11">CONSUELO , REFUGIO,</text:span><text:span text:style-name="T11"><text:line-break/></text:span><text:span text:style-name="T11">TORRE DE FUERZA Y PODER</text:span><text:span text:style-name="T11"><text:line-break/></text:span><text:span text:style-name="T11"><text:line-break/></text:span><text:span text:style-name="T11">TODO MI SER,</text:span><text:span text:style-name="T11"><text:line-break/></text:span><text:span text:style-name="T11">LO QUE YO SOY</text:span><text:span text:style-name="T11"><text:line-break/></text:span><text:span text:style-name="T11">NUNCA CESE DE ADOR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1" draw:text-style-name="P11" draw:layer="layout" svg:width="13.604cm" svg:height="1.203cm" svg:x="8.899cm" svg:y="15.924cm">
          <text:list text:style-name="L3">
            <text:list-item>
              <text:p text:style-name="P10"><text:span text:style-name="T5">Canta <text:s/>al Señor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2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4" draw:text-style-name="P9" draw:layer="layout" svg:width="22.86cm" svg:height="3.175cm" svg:x="1.27cm" svg:y="7.351cm">
          <text:list text:style-name="L1">
            <text:list-header>
              <text:p text:style-name="P8"><text:span text:style-name="T4">CANTA <text:s/>AL SEÑOR</text:span><text:span text:style-name="T4"><text:line-break/></text:span><text:span text:style-name="T4">TODA LA CREACIÓN</text:span><text:span text:style-name="T4"><text:line-break/></text:span><text:span text:style-name="T4"><text:line-break/></text:span><text:span text:style-name="T4">HONRA Y PODER,</text:span><text:span text:style-name="T4"><text:line-break/></text:span><text:span text:style-name="T4">MAJESTAD SEAN AL RE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6" draw:text-style-name="P11" draw:layer="layout" svg:width="13.604cm" svg:height="1.203cm" svg:x="8.899cm" svg:y="15.924cm">
          <text:list text:style-name="L3">
            <text:list-item>
              <text:p text:style-name="P10"><text:span text:style-name="T5">Montes caerán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11">
        <draw:frame presentation:style-name="pr2" draw:text-style-name="P1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8"><text:span text:style-name="T6">MONTES CAERÁN</text:span><text:span text:style-name="T6"><text:line-break/></text:span><text:span text:style-name="T6">Y EL MAR RUGIRÁ</text:span><text:span text:style-name="T6"><text:line-break/></text:span><text:span text:style-name="T6">AL SONAR DE TU NOMB</text:span><text:span text:style-name="T7">RE</text:span><text:span text:style-name="T8">.</text:span></text:p>
              </text:list-header>
            </text:list>
          </draw:text-box>
        </draw:frame>
        <draw:custom-shape draw:style-name="gr27" draw:text-style-name="P11" draw:layer="layout" svg:width="12.061cm" svg:height="1.402cm" svg:x="10.442cm" svg:y="15.725cm">
          <text:list text:style-name="L3">
            <text:list-item>
              <text:p text:style-name="P10"><text:span text:style-name="T5">Canto con gozo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8.622cm" svg:height="10.478cm" svg:x="1.482cm" svg:y="2.121cm" draw:page-number="8" presentation:class="page"/>
          <draw:frame presentation:style-name="pr3" draw:text-style-name="P7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1T11">
        <draw:frame presentation:style-name="pr2" draw:text-style-name="P12" draw:layer="layout" svg:width="22.86cm" svg:height="3.175cm" svg:x="1.27cm" svg:y="6.75cm" presentation:class="title" presentation:user-transformed="true">
          <draw:text-box>
            <text:list text:style-name="L1">
              <text:list-header>
                <text:p text:style-name="P8"><text:span text:style-name="T9">CANTO CON GOZO</text:span><text:span text:style-name="T9"><text:line-break/></text:span><text:span text:style-name="T9">AL MIRAR SU PODER</text:span><text:span text:style-name="T9"><text:line-break/></text:span><text:span text:style-name="T9">POR SIEMPRE YO TE AMARÉ</text:span><text:span text:style-name="T9"><text:line-break/></text:span><text:span text:style-name="T9">Y DIRÉ</text:span><text:span text:style-name="T9"><text:line-break/></text:span><text:span text:style-name="T9"><text:line-break/></text:span><text:span text:style-name="T9">INCOMPARABLES PROMESAS</text:span><text:span text:style-name="T9"><text:line-break/></text:span><text:span text:style-name="T9">ME DAS SEÑOR</text:span></text:p>
              </text:list-header>
            </text:list>
          </draw:text-box>
        </draw:frame>
        <draw:custom-shape draw:style-name="gr29" draw:text-style-name="P11" draw:layer="layout" svg:width="12.061cm" svg:height="1.402cm" svg:x="11.042cm" svg:y="16.726cm">
          <text:list text:style-name="L3">
            <text:list-item>
              <text:p text:style-name="P10"><text:span text:style-name="T5">Mi Cristo, mi Rey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9" presentation:class="page"/>
          <draw:frame presentation:style-name="pr4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ular1" presentation:presentation-page-layout-name="AL1T11">
        <draw:frame presentation:style-name="pr2" draw:text-style-name="P12" draw:layer="layout" svg:width="22.86cm" svg:height="3.175cm" svg:x="1.27cm" svg:y="7.147cm" presentation:class="title" presentation:user-transformed="true">
          <draw:text-box>
            <text:list text:style-name="L1">
              <text:list-header>
                <text:p text:style-name="P8"><text:span text:style-name="T9">MI CRISTO, MI REY</text:span><text:span text:style-name="T9"><text:line-break/></text:span><text:span text:style-name="T9">NADIE ES COMO</text:span><text:span text:style-name="T9"><text:line-break/></text:span><text:span text:style-name="T9"><text:line-break/></text:span><text:span text:style-name="T9">TODA MI VIDA,</text:span><text:span text:style-name="T9"><text:line-break/></text:span><text:span text:style-name="T9">QUIERO EXALTAR</text:span><text:span text:style-name="T9"><text:line-break/></text:span><text:span text:style-name="T9"><text:line-break/></text:span><text:span text:style-name="T9">LAS MARAVILLAS DE TU AMOR</text:span><text:span text:style-name="T10">..</text:span></text:p>
              </text:list-header>
            </text:list>
          </draw:text-box>
        </draw:frame>
        <draw:custom-shape draw:style-name="gr31" draw:text-style-name="P11" draw:layer="layout" svg:width="12.061cm" svg:height="1.402cm" svg:x="11.042cm" svg:y="16.925cm">
          <text:list text:style-name="L3">
            <text:list-item>
              <text:p text:style-name="P10"><text:span text:style-name="T5">Consuelo , refugio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10" presentation:class="page"/>
          <draw:frame presentation:style-name="pr4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>
        <draw:custom-shape draw:style-name="gr3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5" draw:text-style-name="P9" draw:layer="layout" svg:width="22.86cm" svg:height="3.175cm" svg:x="1.27cm" svg:y="6.35cm">
          <text:list text:style-name="L1">
            <text:list-header>
              <text:p text:style-name="P8"><text:span text:style-name="T11">CONSUELO , REFUGIO,</text:span><text:span text:style-name="T11"><text:line-break/></text:span><text:span text:style-name="T11">TORRE DE FUERZA Y PODER</text:span><text:span text:style-name="T11"><text:line-break/></text:span><text:span text:style-name="T11"><text:line-break/></text:span><text:span text:style-name="T11">TODO MI SER,</text:span><text:span text:style-name="T11"><text:line-break/></text:span><text:span text:style-name="T11">LO QUE YO SOY</text:span><text:span text:style-name="T11"><text:line-break/></text:span><text:span text:style-name="T11">NUNCA CESE DE ADOR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7" draw:text-style-name="P11" draw:layer="layout" svg:width="13.604cm" svg:height="1.203cm" svg:x="8.899cm" svg:y="15.924cm">
          <text:list text:style-name="L3">
            <text:list-item>
              <text:p text:style-name="P10"><text:span text:style-name="T5">Canta <text:s/>al Señor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ff" draw:end-color="#4f81bd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4f81bd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Times New Roman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5-11-15T18:58:23</dc:date>
    <meta:editing-cycles>91</meta:editing-cycles>
    <meta:editing-duration>PT19H56M</meta:editing-duration>
    <meta:document-statistic meta:object-count="99"/>
    <meta:generator>LibreOffice/6.4.1.2$Linux_x86 LibreOffice_project/40$Build-2</meta:generator>
    <meta:user-defined meta:name="AppVersion">14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